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.clearSele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ee.collapsePath( TreePath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e.treeStructureChanged( TreeModel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.expandPath( TreePath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e.markForRefresh( Tree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.addTreeSelectionListener( TreeSelectio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.isVisible( TreePath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ree.isPathSelected( Tree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.removeSelectionPaths( TreePath paths [ ]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e.broadcastEvent( Widget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ee.generateItemSaxFragment( ContentHandler contentHandl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.setExpandsSelectedPath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.expandAl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ree.isRootVis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.removeTreeSelectionListener( TreeSelectio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.Tree( TreeDefinition 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ee.readFromRequest( FormContext formContext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Tree.setSelectionModel( int mod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ee.isCollapsed( Tree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.markForRefresh( List pat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.setSelectionPath( Tree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.setSelectionPaths( TreePath path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.getXML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.getWidgetForPath( TreePath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ee.addSelectionPaths( TreePath paths [ ]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ree.setModel( TreeModel 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ee.isExpanded( TreePath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ee.getSelection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e.createWidgetForPath( Tree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.getSelectionPa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.getSelect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.removeSelectionPath( TreePath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ee.setRootVisible( boolean visi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ee.addSelectionPath( TreePath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ee.ge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.makeVisible( TreePath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ee.isSelection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.collapse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